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9" style:family="table" style:master-page-name="Konvert_20_1">
      <style:table-properties style:width="27.358cm" fo:margin-left="0cm" fo:margin-right="-2.658cm" style:page-number="auto" table:align="margins" style:writing-mode="lr-tb"/>
    </style:style>
    <style:style style:name="Tabelle29.A" style:family="table-column">
      <style:table-column-properties style:column-width="1.505cm" style:rel-column-width="3604*"/>
    </style:style>
    <style:style style:name="Tabelle29.B" style:family="table-column">
      <style:table-column-properties style:column-width="1.693cm" style:rel-column-width="4056*"/>
    </style:style>
    <style:style style:name="Tabelle29.C" style:family="table-column">
      <style:table-column-properties style:column-width="3.254cm" style:rel-column-width="7795*"/>
    </style:style>
    <style:style style:name="Tabelle29.D" style:family="table-column">
      <style:table-column-properties style:column-width="4.366cm" style:rel-column-width="10457*"/>
    </style:style>
    <style:style style:name="Tabelle29.E" style:family="table-column">
      <style:table-column-properties style:column-width="4.898cm" style:rel-column-width="11733*"/>
    </style:style>
    <style:style style:name="Tabelle29.F" style:family="table-column">
      <style:table-column-properties style:column-width="4.419cm" style:rel-column-width="10584*"/>
    </style:style>
    <style:style style:name="Tabelle29.G" style:family="table-column">
      <style:table-column-properties style:column-width="2.963cm" style:rel-column-width="7098*"/>
    </style:style>
    <style:style style:name="Tabelle29.H" style:family="table-column">
      <style:table-column-properties style:column-width="1.879cm" style:rel-column-width="4499*"/>
    </style:style>
    <style:style style:name="Tabelle29.I" style:family="table-column">
      <style:table-column-properties style:column-width="2.383cm" style:rel-column-width="5709*"/>
    </style:style>
    <style:style style:name="Tabelle29.1" style:family="table-row">
      <style:table-row-properties style:min-row-height="1.515cm" fo:keep-together="auto"/>
    </style:style>
    <style:style style:name="Tabelle29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le29.2" style:family="table-row">
      <style:table-row-properties style:min-row-height="0.575cm" fo:keep-together="auto"/>
    </style:style>
    <style:style style:name="Tabelle2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I2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9.3" style:family="table-row">
      <style:table-row-properties style:min-row-height="0.397cm" fo:keep-together="auto"/>
    </style:style>
    <style:style style:name="Tabelle2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4" style:family="table-row">
      <style:table-row-properties style:min-row-height="0.529cm" fo:keep-together="auto"/>
    </style:style>
    <style:style style:name="Tabelle2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5" style:family="table-cell" style:data-style-name="N100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7" style:family="table-row">
      <style:table-row-properties style:min-row-height="1.293cm" fo:keep-together="auto"/>
    </style:style>
    <style:style style:name="Tabelle2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8" style:family="table-row">
      <style:table-row-properties style:min-row-height="0.847cm" fo:keep-together="auto"/>
    </style:style>
    <style:style style:name="Tabelle2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9" style:family="table-row">
      <style:table-row-properties style:min-row-height="0.873cm" fo:keep-together="auto"/>
    </style:style>
    <style:style style:name="Tabelle29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0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9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D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2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8.502cm"/>
          <style:tab-stop style:position="27.411cm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8.502cm"/>
          <style:tab-stop style:position="27.411cm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Footer">
      <style:paragraph-properties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8.502cm"/>
        </style:tab-stops>
      </style:paragraph-properties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Header">
      <style:paragraph-properties fo:text-align="center" style:justify-single-word="false" style:snap-to-layout-grid="false">
        <style:tab-stops>
          <style:tab-stop style:position="1.265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Header">
      <style:paragraph-properties style:snap-to-layout-grid="false">
        <style:tab-stops>
          <style:tab-stop style:position="1.265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 style:snap-to-layout-grid="false"/>
      <style:text-properties style:font-name="Arial" fo:font-size="8pt" officeooo:paragraph-rsid="000fcbc1" style:font-size-asian="8pt" style:font-name-complex="Arial" style:font-size-complex="8pt"/>
    </style:style>
    <style:style style:name="P13" style:family="paragraph" style:parent-style-name="Standard">
      <style:paragraph-properties style:snap-to-layout-grid="false">
        <style:tab-stops>
          <style:tab-stop style:position="0.295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4" style:family="paragraph" style:parent-style-name="Standard"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style:snap-to-layout-gri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style:snap-to-layout-grid="false"/>
      <style:text-properties style:font-name="Arial" fo:font-size="8pt" officeooo:paragraph-rsid="000fcbc1" style:font-size-asian="8pt" style:font-size-complex="8pt"/>
    </style:style>
    <style:style style:name="P17" style:family="paragraph" style:parent-style-name="Standard">
      <style:paragraph-properties style:snap-to-layout-grid="false"/>
      <style:text-properties style:font-name="Arial" fo:font-size="8pt" officeooo:paragraph-rsid="0016af18" style:font-size-asian="8pt" style:font-size-complex="8pt"/>
    </style:style>
    <style:style style:name="P18" style:family="paragraph" style:parent-style-name="Standard">
      <style:paragraph-properties style:snap-to-layout-grid="false"/>
      <style:text-properties style:font-name="Arial" fo:font-size="8pt" officeooo:paragraph-rsid="001d9af0" style:font-size-asian="8pt" style:font-size-complex="8pt"/>
    </style:style>
    <style:style style:name="P19" style:family="paragraph" style:parent-style-name="Standard">
      <style:paragraph-properties style:snap-to-layout-grid="false"/>
      <style:text-properties style:font-name="Arial" fo:font-size="8pt" officeooo:rsid="000fcbc1" officeooo:paragraph-rsid="000fcbc1" style:font-size-asian="8pt" style:font-size-complex="8pt"/>
    </style:style>
    <style:style style:name="P20" style:family="paragraph" style:parent-style-name="Standard">
      <style:text-properties style:text-line-through-style="solid" style:font-name="Arial" fo:font-size="8pt" style:font-size-asian="8pt" style:font-name-complex="Arial" style:font-size-complex="8pt"/>
    </style:style>
    <style:style style:name="P2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margin-left="0.63cm" fo:margin-right="0cm" fo:text-align="center" style:justify-single-word="false" fo:text-indent="-0.63cm" style:auto-text-indent="false" style:snap-to-layout-grid="false">
        <style:tab-stops>
          <style:tab-stop style:position="0.76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23" style:family="paragraph" style:parent-style-name="Standard">
      <style:paragraph-properties fo:margin-left="0cm" fo:margin-right="-0.101cm" fo:text-indent="0cm" style:auto-text-indent="false"/>
      <style:text-properties style:font-name="Arial" fo:font-size="8pt" style:font-size-asian="8pt" style:font-name-complex="Arial" style:font-size-complex="8pt"/>
    </style:style>
    <style:style style:name="P24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P25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P26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8pt" officeooo:paragraph-rsid="001884d5" style:font-size-asian="8pt" style:font-name-complex="Arial" style:font-size-complex="8pt"/>
    </style:style>
    <style:style style:name="P27" style:family="paragraph" style:parent-style-name="Standard">
      <style:paragraph-properties fo:margin-left="0cm" fo:margin-right="-0.101cm" fo:text-indent="0cm" style:auto-text-indent="false"/>
      <style:text-properties style:font-name="Arial" fo:font-size="8pt" officeooo:paragraph-rsid="001884d5" style:font-size-asian="8pt" style:font-name-complex="Arial" style:font-size-complex="8pt"/>
    </style:style>
    <style:style style:name="P28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8pt" officeooo:rsid="0019f83b" officeooo:paragraph-rsid="0019f83b" style:font-size-asian="8pt" style:font-name-complex="Arial" style:font-size-complex="8pt"/>
    </style:style>
    <style:style style:name="P29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8pt" officeooo:rsid="001ba7eb" officeooo:paragraph-rsid="001ba7eb" style:font-size-asian="8pt" style:font-name-complex="Arial" style:font-size-complex="8pt"/>
    </style:style>
    <style:style style:name="P30" style:family="paragraph" style:parent-style-name="Standard">
      <style:paragraph-properties fo:margin-left="-0.101cm" fo:margin-right="-0.101cm" fo:text-align="center" style:justify-single-word="false" fo:text-indent="0cm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P31" style:family="paragraph" style:parent-style-name="Standard" style:list-style-name="WW8Num5">
      <style:paragraph-properties fo:margin-left="0.63cm" fo:margin-right="0cm" fo:text-align="center" style:justify-single-word="false" fo:text-indent="-0.63cm" style:auto-text-indent="false" style:snap-to-layout-grid="false"/>
      <style:text-properties style:font-name="Arial" fo:font-size="8pt" style:font-size-asian="8pt" style:font-name-complex="Arial" style:font-size-complex="8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1" fo:font-size="7pt" style:font-size-asian="7pt" style:font-name-complex="Arial" style:font-size-complex="7pt"/>
    </style:style>
    <style:style style:name="T8" style:family="text">
      <style:text-properties officeooo:rsid="000fcbc1"/>
    </style:style>
    <style:style style:name="T9" style:family="text">
      <style:text-properties officeooo:rsid="0010cc63"/>
    </style:style>
    <style:style style:name="T10" style:family="text">
      <style:text-properties officeooo:rsid="00117c2a"/>
    </style:style>
    <style:style style:name="T11" style:family="text">
      <style:text-properties officeooo:rsid="001245aa"/>
    </style:style>
    <style:style style:name="T12" style:family="text">
      <style:text-properties officeooo:rsid="00132360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column table:style-name="Tabelle29.E"/>
        <table:table-column table:style-name="Tabelle29.F"/>
        <table:table-column table:style-name="Tabelle29.G"/>
        <table:table-column table:style-name="Tabelle29.H"/>
        <table:table-column table:style-name="Tabelle29.I"/>
        <table:table-header-rows>
          <table:table-row table:style-name="Tabelle29.1">
            <table:table-cell table:style-name="Tabelle29.A1" table:number-columns-spanned="9" office:value-type="string">
              <text:p text:style-name="P5">Kennzahlenbogen ##bezugsjahr##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9.2">
            <table:table-cell table:style-name="Tabelle29.A2" office:value-type="string">
              <text:p text:style-name="P22">Nr.</text:p>
            </table:table-cell>
            <table:table-cell table:style-name="Tabelle29.A2" office:value-type="string">
              <text:p text:style-name="P10">EB</text:p>
            </table:table-cell>
            <table:table-cell table:style-name="Tabelle29.A2" office:value-type="string">
              <text:p text:style-name="P30">Kennzahl</text:p>
            </table:table-cell>
            <table:table-cell table:style-name="Tabelle29.A2" office:value-type="string">
              <text:p text:style-name="P10">Kennzahlenziel</text:p>
            </table:table-cell>
            <table:table-cell table:style-name="Tabelle29.A2" office:value-type="string">
              <text:p text:style-name="P10">Zähler</text:p>
            </table:table-cell>
            <table:table-cell table:style-name="Tabelle29.A2" office:value-type="string">
              <text:p text:style-name="P6">Grundgesamtheit (=Nenner)</text:p>
            </table:table-cell>
            <table:table-cell table:style-name="Tabelle29.A2" office:value-type="string">
              <text:p text:style-name="P10">Sollvorgabe</text:p>
            </table:table-cell>
            <table:table-cell table:style-name="Tabelle29.A2" office:value-type="string">
              <text:p text:style-name="P24"/>
            </table:table-cell>
            <table:table-cell table:style-name="Tabelle29.I2" office:value-type="string">
              <text:p text:style-name="P24">Angabe</text:p>
            </table:table-cell>
          </table:table-row>
        </table:table-header-rows>
        <table:table-row table:style-name="Tabelle29.3">
          <table:table-cell table:style-name="Tabelle29.A8" office:value-type="string">
            <text:list xml:id="list7193159351883501107" text:style-name="WW8Num5">
              <text:list-item>
                <text:p text:style-name="P31"/>
              </text:list-item>
            </text:list>
          </table:table-cell>
          <table:table-cell table:style-name="Tabelle29.B8" office:value-type="string">
            <text:p text:style-name="P11">1.2.3</text:p>
          </table:table-cell>
          <table:table-cell table:style-name="Tabelle29.C8" office:value-type="string">
            <text:p text:style-name="P11">Vorstellung Tumorkonferenz</text:p>
            <text:p text:style-name="P20"/>
          </table:table-cell>
          <table:table-cell table:style-name="Tabelle29.D8" office:value-type="string">
            <text:p text:style-name="P11">Möglichst häufig Vorstellung der Pat. mit Genitalmalignom in der TK</text:p>
          </table:table-cell>
          <table:table-cell table:style-name="Tabelle29.E8" office:value-type="string">
            <text:p text:style-name="P11">Patientinnen mit einem </text:p>
            <text:p text:style-name="P11">Genitalmalignom, die in der </text:p>
            <text:p text:style-name="P11">Tumorkonferenz vorgestellt </text:p>
            <text:p text:style-name="P11">wurden</text:p>
          </table:table-cell>
          <table:table-cell table:style-name="Tabelle29.F8" office:value-type="string">
            <text:p text:style-name="P11">Gesamtfallzahl </text:p>
            <text:p text:style-name="P11">(=Kennzahl 5)</text:p>
          </table:table-cell>
          <table:table-cell table:style-name="Tabelle29.G8" office:value-type="string">
            <text:p text:style-name="P11">≥ 80%</text:p>
          </table:table-cell>
          <table:table-cell table:style-name="Tabelle29.H8" office:value-type="string">
            <text:p text:style-name="P25">Zähler:</text:p>
            <text:p text:style-name="P23">Nenner:</text:p>
            <text:p text:style-name="P23">%:</text:p>
          </table:table-cell>
          <table:table-cell table:style-name="Tabelle29.I2" office:value-type="string">
            <text:p text:style-name="P25">##kz_01_z##</text:p>
            <text:p text:style-name="P25">##kz_01_n##</text:p>
            <text:p text:style-name="P25">##kz_01_p##</text:p>
          </table:table-cell>
        </table:table-row>
        <table:table-row table:style-name="Tabelle29.4">
          <table:table-cell table:style-name="Tabelle29.A8" office:value-type="string">
            <text:list xml:id="list30512866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8" office:value-type="string">
            <text:p text:style-name="P11">1.4.2</text:p>
          </table:table-cell>
          <table:table-cell table:style-name="Tabelle29.C8" office:value-type="string">
            <text:p text:style-name="P11">Psycho<text:span text:style-name="T9">­</text:span>onkologische Betreuung </text:p>
            <text:p text:style-name="P11">(Gespräch ≥ 20 Min.)</text:p>
          </table:table-cell>
          <table:table-cell table:style-name="Tabelle29.D8" office:value-type="string">
            <text:p text:style-name="P11">Adäquate Rate an psychoonkologischer Betreuung</text:p>
          </table:table-cell>
          <table:table-cell table:style-name="Tabelle29.E8" office:value-type="string">
            <text:p text:style-name="P11">Patientinnen (= Fälle, Def. 1.2.1), die ambulant oder stationär psychoonkologisch betreut wurden (Gespräch ≥ 20 Min.)</text:p>
          </table:table-cell>
          <table:table-cell table:style-name="Tabelle29.F8" office:value-type="string">
            <text:p text:style-name="P7">Gesamtfallzahl </text:p>
            <text:p text:style-name="P7">(= Kennzahl 5)</text:p>
          </table:table-cell>
          <table:table-cell table:style-name="Tabelle29.G8" office:value-type="string">
            <text:p text:style-name="P11">Derzeit keine Vorgaben</text:p>
          </table:table-cell>
          <table:table-cell table:style-name="Tabelle29.H8" office:value-type="string">
            <text:p text:style-name="P25">Zähler:</text:p>
            <text:p text:style-name="P23">Nenner:</text:p>
            <text:p text:style-name="P23">%:</text:p>
          </table:table-cell>
          <table:table-cell table:style-name="Tabelle29.I2" office:value-type="string">
            <text:p text:style-name="P25">##kz_02_z##</text:p>
            <text:p text:style-name="P25">##kz_02_n##</text:p>
            <text:p text:style-name="P25">##kz_02_p##</text:p>
          </table:table-cell>
        </table:table-row>
        <table:table-row table:style-name="Tabelle29.3">
          <table:table-cell table:style-name="Tabelle29.A8" office:value-type="string">
            <text:list xml:id="list30502875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5" office:value-type="float" office:value="0">
            <text:p text:style-name="P11">1.5.2</text:p>
          </table:table-cell>
          <table:table-cell table:style-name="Tabelle29.C8" office:value-type="string">
            <text:p text:style-name="P11">Be<text:span text:style-name="T11">ratung</text:span> Sozialdienst</text:p>
          </table:table-cell>
          <table:table-cell table:style-name="Tabelle29.D8" office:value-type="string">
            <text:p text:style-name="P11">Adäquate Rate an Beratung durch Sozialdienst</text:p>
          </table:table-cell>
          <table:table-cell table:style-name="Tabelle29.E8" office:value-type="string">
            <text:p text:style-name="P12">Patientinnen (= Fälle, Def. 1.2.1), die <text:span text:style-name="T8">ambulant oder stationär </text:span>durch den Sozialdienst beraten wurden</text:p>
          </table:table-cell>
          <table:table-cell table:style-name="Tabelle29.F8" office:value-type="string">
            <text:p text:style-name="P11">Gesamtfallzahl (<text:span text:style-name="T12">= Kennzahl 5</text:span>)</text:p>
          </table:table-cell>
          <table:table-cell table:style-name="Tabelle29.G8" office:value-type="string">
            <text:p text:style-name="P11">Derzeit keine Vorgaben</text:p>
          </table:table-cell>
          <table:table-cell table:style-name="Tabelle29.H8" office:value-type="string">
            <text:p text:style-name="P25">Zähler:</text:p>
            <text:p text:style-name="P23">Nenner:</text:p>
            <text:p text:style-name="P23">%:</text:p>
          </table:table-cell>
          <table:table-cell table:style-name="Tabelle29.I2" office:value-type="string">
            <text:p text:style-name="P25">##kz_03_z##</text:p>
            <text:p text:style-name="P25">##kz_03_n##</text:p>
            <text:p text:style-name="P25">##kz_03_p##</text:p>
          </table:table-cell>
        </table:table-row>
        <table:table-row table:style-name="Tabelle29.3">
          <table:table-cell table:style-name="Tabelle29.A8" office:value-type="string">
            <text:list xml:id="list30508561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8" office:value-type="string">
            <text:p text:style-name="P11">1.7.5</text:p>
          </table:table-cell>
          <table:table-cell table:style-name="Tabelle29.C8" office:value-type="string">
            <text:p text:style-name="P11">Anteil</text:p>
            <text:p text:style-name="P9">Studien Patientinnen</text:p>
          </table:table-cell>
          <table:table-cell table:style-name="Tabelle29.D8" office:value-type="string">
            <text:p text:style-name="P11">Einschleusung von möglichst vielen Patientinnen in Studien</text:p>
          </table:table-cell>
          <table:table-cell table:style-name="Tabelle29.E8" office:value-type="string">
            <text:p text:style-name="P11">Patientinnen, die in eine Studie mit Ethikvotum eingebracht wurden</text:p>
          </table:table-cell>
          <table:table-cell table:style-name="Tabelle29.F8" office:value-type="string">
            <text:p text:style-name="P13">Primärfälle mit Genitalmalignom (= Kennzahl 6)</text:p>
          </table:table-cell>
          <table:table-cell table:style-name="Tabelle29.G8" office:value-type="string">
            <text:p text:style-name="P14">≥ 5%</text:p>
          </table:table-cell>
          <table:table-cell table:style-name="Tabelle29.H8" office:value-type="string">
            <text:p text:style-name="P25">Zähler:</text:p>
            <text:p text:style-name="P23">Nenner:</text:p>
            <text:p text:style-name="P23">%:</text:p>
          </table:table-cell>
          <table:table-cell table:style-name="Tabelle29.I2" office:value-type="string">
            <text:p text:style-name="P25">##kz_04_z##</text:p>
            <text:p text:style-name="P25">##kz_04_n##</text:p>
            <text:p text:style-name="P25">##kz_04_p##</text:p>
          </table:table-cell>
        </table:table-row>
        <table:table-row table:style-name="Tabelle29.7">
          <table:table-cell table:style-name="Tabelle29.A8" office:value-type="string">
            <text:list xml:id="list30500860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8" office:value-type="string">
            <text:p text:style-name="P11">1.2.1</text:p>
          </table:table-cell>
          <table:table-cell table:style-name="Tabelle29.C8" office:value-type="string">
            <text:p text:style-name="P21"><text:span text:style-name="T5">Gesamtfallzahl</text:span><text:span text:style-name="T1"> Pat. mit Genitalmalignom </text:span></text:p>
          </table:table-cell>
          <table:table-cell table:style-name="Tabelle29.D8" office:value-type="string">
            <text:p text:style-name="P11">Siehe Sollvorgabe</text:p>
          </table:table-cell>
          <table:table-cell table:style-name="Tabelle29.E8" office:value-type="string">
            <text:p text:style-name="P21"><text:span text:style-name="T6">Gesamtfallzahl </text:span><text:span text:style-name="T1">mit Genitalmalignom (Def. 1.2.1)</text:span></text:p>
          </table:table-cell>
          <table:table-cell table:style-name="Tabelle29.F8" office:value-type="string">
            <text:p text:style-name="P8">-----</text:p>
          </table:table-cell>
          <table:table-cell table:style-name="Tabelle29.G8" office:value-type="string">
            <text:p text:style-name="P11">≥75 </text:p>
          </table:table-cell>
          <table:table-cell table:style-name="Tabelle29.H8" office:value-type="string">
            <text:p text:style-name="P25">Anzahl</text:p>
          </table:table-cell>
          <table:table-cell table:style-name="Tabelle29.I2" office:value-type="string">
            <text:p text:style-name="P25">##kz_05_a##</text:p>
          </table:table-cell>
        </table:table-row>
        <table:table-row table:style-name="Tabelle29.8">
          <table:table-cell table:style-name="Tabelle29.A8" office:value-type="string">
            <text:list xml:id="list30506186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8" office:value-type="string">
            <text:p text:style-name="P11">1.2.1</text:p>
          </table:table-cell>
          <table:table-cell table:style-name="Tabelle29.C8" office:value-type="string">
            <text:p text:style-name="P21"><text:span text:style-name="T5">Primär</text:span><text:span text:style-name="T1">fälle mit Genitalmalignom</text:span></text:p>
          </table:table-cell>
          <table:table-cell table:style-name="Tabelle29.D8" office:value-type="string">
            <text:p text:style-name="P11">Siehe Sollvorgabe</text:p>
          </table:table-cell>
          <table:table-cell table:style-name="Tabelle29.E8" office:value-type="string">
            <text:p text:style-name="P21"><text:span text:style-name="T6">Primärfälle</text:span><text:span text:style-name="T1"> mit Genitalmalignom (Def. 1.2.1)</text:span></text:p>
          </table:table-cell>
          <table:table-cell table:style-name="Tabelle29.F8" office:value-type="string">
            <text:p text:style-name="P11">-----</text:p>
          </table:table-cell>
          <table:table-cell table:style-name="Tabelle29.G8" office:value-type="string">
            <text:p text:style-name="P11">≥ 50</text:p>
          </table:table-cell>
          <table:table-cell table:style-name="Tabelle29.H8" office:value-type="string">
            <text:p text:style-name="P25">Anzahl</text:p>
          </table:table-cell>
          <table:table-cell table:style-name="Tabelle29.I2" office:value-type="string">
            <text:p text:style-name="P25">##kz_06_a##</text:p>
          </table:table-cell>
        </table:table-row>
        <table:table-row table:style-name="Tabelle29.9">
          <table:table-cell table:style-name="Tabelle29.A9" office:value-type="string">
            <text:list xml:id="list30496302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9" office:value-type="string">
            <text:p text:style-name="P11">5.2.6</text:p>
          </table:table-cell>
          <table:table-cell table:style-name="Tabelle29.C9" office:value-type="string">
            <text:p text:style-name="P21"><text:span text:style-name="T5">Operative</text:span><text:span text:style-name="T1"> Fälle mit Genitalmalignom</text:span></text:p>
          </table:table-cell>
          <table:table-cell table:style-name="Tabelle29.D9" office:value-type="string">
            <text:p text:style-name="P11">Siehe Sollvorgabe</text:p>
          </table:table-cell>
          <table:table-cell table:style-name="Tabelle29.E9" office:value-type="string">
            <text:p text:style-name="P21"><text:span text:style-name="T6">Operative Fälle</text:span><text:span text:style-name="T1"> mit Genitalmalignom (Def. 5.2.6)</text:span></text:p>
          </table:table-cell>
          <table:table-cell table:style-name="Tabelle29.F9" office:value-type="string">
            <text:p text:style-name="P11">-----</text:p>
          </table:table-cell>
          <table:table-cell table:style-name="Tabelle29.G9" office:value-type="string">
            <text:p text:style-name="P11">≥ 40</text:p>
          </table:table-cell>
          <table:table-cell table:style-name="Tabelle29.H9" office:value-type="string">
            <text:p text:style-name="P25">Anzahl</text:p>
          </table:table-cell>
          <table:table-cell table:style-name="Tabelle29.I2" office:value-type="string">
            <text:p text:style-name="P25">##kz_07_a##</text:p>
          </table:table-cell>
        </table:table-row>
        <table:table-row table:style-name="Tabelle29.9">
          <table:table-cell table:style-name="Tabelle29.A10" office:value-type="string">
            <text:list xml:id="list30501960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0" office:value-type="string">
            <text:p text:style-name="P11">LL Ovar QI 1</text:p>
          </table:table-cell>
          <table:table-cell table:style-name="Tabelle29.C10" office:value-type="string">
            <text:p text:style-name="P15">Operatives Staging </text:p>
            <text:p text:style-name="P15">frühes Ovarialkarzinom</text:p>
          </table:table-cell>
          <table:table-cell table:style-name="Tabelle29.D10" office:value-type="string">
            <text:p text:style-name="P11">Möglichst häufig operatives Staging</text:p>
          </table:table-cell>
          <table:table-cell table:style-name="Tabelle29.E10" office:value-type="string">
            <text:p text:style-name="P15">Operative Primärfälle mit Ovarialkarzinom FIGO I – IIIA und operativem Staging mit:</text:p>
            <text:p text:style-name="P15">•Laparotomie</text:p>
            <text:p text:style-name="P15">•Peritonealzytologie</text:p>
            <text:p text:style-name="P15">•Peritonealbiopsien</text:p>
            <text:p text:style-name="P15">•Adnexexstirpation beidseits</text:p>
            <text:p text:style-name="P15">•Hysterektomie, ggf. extraperitoneales Vorgehen</text:p>
            <text:p text:style-name="P15">•Omentektomie mind. infrakolisch</text:p>
            <text:p text:style-name="P15">•Bds. pelvine u. paraaortale Lymphonodektomie</text:p>
          </table:table-cell>
          <table:table-cell table:style-name="Tabelle29.F10" office:value-type="string">
            <text:p text:style-name="P11">Operative Primärfälle mit Ovarialkarzinom FIGO I – IIIA</text:p>
          </table:table-cell>
          <table:table-cell table:style-name="Tabelle29.G10" office:value-type="string">
            <text:p text:style-name="P11">Derzeit keine Vorgaben </text:p>
          </table:table-cell>
          <table:table-cell table:style-name="Tabelle29.H10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08_z##</text:p>
            <text:p text:style-name="P25">##kz_08_n##</text:p>
            <text:p text:style-name="P25">##kz_08_p##</text:p>
          </table:table-cell>
        </table:table-row>
        <table:table-row table:style-name="Tabelle29.9">
          <table:table-cell table:style-name="Tabelle29.A11" office:value-type="string">
            <text:list xml:id="list30492190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1" office:value-type="string">
            <text:p text:style-name="P11">LL OvarQI 3</text:p>
          </table:table-cell>
          <table:table-cell table:style-name="Tabelle29.C11" office:value-type="string">
            <text:p text:style-name="P15">Makroskopisch </text:p>
            <text:p text:style-name="P15">vollständige Resektion </text:p>
            <text:p text:style-name="P15">fortgeschrittenes </text:p>
            <text:p text:style-name="P15">Ovarialkarzinom</text:p>
          </table:table-cell>
          <table:table-cell table:style-name="Tabelle29.D11" office:value-type="string">
            <text:p text:style-name="P11">Möglichst häufig makroskopisch </text:p>
            <text:p text:style-name="P11">vollständige Resektion</text:p>
          </table:table-cell>
          <table:table-cell table:style-name="Tabelle29.E11" office:value-type="string">
            <text:p text:style-name="P15">Operative Primärfälle </text:p>
            <text:p text:style-name="P15">Ovarialkarzinom FIGO IIB-IV mit makroskopisch </text:p>
            <text:p text:style-name="P15">vollständiger Resektion</text:p>
          </table:table-cell>
          <table:table-cell table:style-name="Tabelle29.F11" office:value-type="string">
            <text:p text:style-name="P11">Operative Primärfälle </text:p>
            <text:p text:style-name="P11">Ovarialkarzinom </text:p>
            <text:p text:style-name="P11">FIGO IIB-IV</text:p>
          </table:table-cell>
          <table:table-cell table:style-name="Tabelle29.G11" office:value-type="string">
            <text:p text:style-name="P11">Derzeit keine </text:p>
            <text:p text:style-name="P11">Vorgaben</text:p>
          </table:table-cell>
          <table:table-cell table:style-name="Tabelle29.H11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0_z##</text:p>
            <text:p text:style-name="P25">##kz_10_n##</text:p>
            <text:p text:style-name="P25">##kz_10_p##</text:p>
          </table:table-cell>
        </table:table-row>
        <table:table-row table:style-name="Tabelle29.9">
          <table:table-cell table:style-name="Tabelle29.A12" office:value-type="string">
            <text:list xml:id="list30514014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2" office:value-type="string">
            <text:p text:style-name="P11">LL OvarQI 4</text:p>
          </table:table-cell>
          <table:table-cell table:style-name="Tabelle29.C12" office:value-type="string">
            <text:p text:style-name="P15">Operation </text:p>
            <text:p text:style-name="P15">fortgeschrittenes </text:p>
            <text:p text:style-name="P15">Ovarialkarzinom</text:p>
          </table:table-cell>
          <table:table-cell table:style-name="Tabelle29.D12" office:value-type="string">
            <text:p text:style-name="P11">Möglichst häufig operative Therapie durch </text:p>
            <text:p text:style-name="P11">Gynäkoonkologen (Facharzt/ Fachärztin </text:p>
            <text:p text:style-name="P11">für Frauenheilkunde und Geburtshilfe mit </text:p>
            <text:p text:style-name="P11"><text:soft-page-break/>Schwerpunkt Gynäkologische Onkologie = </text:p>
            <text:p text:style-name="P11">Gynäkologischer Onkologe/ </text:p>
            <text:p text:style-name="P11">Gynäkologische Onkologin)</text:p>
          </table:table-cell>
          <table:table-cell table:style-name="Tabelle29.E12" office:value-type="string">
            <text:p text:style-name="P16">Operative Primärfälle </text:p>
            <text:p text:style-name="P16">Ovarialkarzinom FIGO IIB-IV, <text:span text:style-name="T8">deren definitive operative Therapie durch </text:span><text:span text:style-name="T8">einen Gynäkoonkologen durchgeführt wurde</text:span></text:p>
          </table:table-cell>
          <table:table-cell table:style-name="Tabelle29.F12" office:value-type="string">
            <text:p text:style-name="P11">Operative Primärfälle </text:p>
            <text:p text:style-name="P11">Ovarialkarzinom FIGO IIB-IV nach </text:p>
            <text:p text:style-name="P11">Abschluss der operativen Therapie</text:p>
          </table:table-cell>
          <table:table-cell table:style-name="Tabelle29.G12" office:value-type="string">
            <text:p text:style-name="P11">Derzeit keine </text:p>
            <text:p text:style-name="P11">Vorgaben</text:p>
          </table:table-cell>
          <table:table-cell table:style-name="Tabelle29.H12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1_z##</text:p>
            <text:p text:style-name="P25">##kz_11_n##</text:p>
            <text:p text:style-name="P25">##kz_11_p##</text:p>
          </table:table-cell>
        </table:table-row>
        <table:table-row table:style-name="Tabelle29.9">
          <table:table-cell table:style-name="Tabelle29.A13" office:value-type="string">
            <text:list xml:id="list30510534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3" office:value-type="string">
            <text:p text:style-name="P11">LL OvarQI 5</text:p>
          </table:table-cell>
          <table:table-cell table:style-name="Tabelle29.C13" office:value-type="string">
            <text:p text:style-name="P15">Postoperative </text:p>
            <text:p text:style-name="P15">Chemotherapie </text:p>
            <text:p text:style-name="P15">fortgeschrittenes </text:p>
            <text:p text:style-name="P15">Ovarialkarzinom</text:p>
          </table:table-cell>
          <table:table-cell table:style-name="Tabelle29.D13" office:value-type="string">
            <text:p text:style-name="P11">Möglichst häufig postoperative </text:p>
            <text:p text:style-name="P11">Chemotherapie bei fortgeschrittenem </text:p>
            <text:p text:style-name="P11">Ovarialkarzinom und Chemotherapie</text:p>
          </table:table-cell>
          <table:table-cell table:style-name="Tabelle29.E13" office:value-type="string">
            <text:p text:style-name="P19">Operative Primärfälle Ovarialkarzinom FIGO IIB-IV mit postoperativer Chemotherapie</text:p>
          </table:table-cell>
          <table:table-cell table:style-name="Tabelle29.F13" office:value-type="string">
            <text:p text:style-name="P11">Operative Primärfälle </text:p>
            <text:p text:style-name="P11">Ovarialkarzinom FIGO IIB-IV und </text:p>
            <text:p text:style-name="P11">Chemotherapie</text:p>
          </table:table-cell>
          <table:table-cell table:style-name="Tabelle29.G13" office:value-type="string">
            <text:p text:style-name="P11">Derzeit keine </text:p>
            <text:p text:style-name="P11">Vorgaben</text:p>
          </table:table-cell>
          <table:table-cell table:style-name="Tabelle29.H13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2_z##</text:p>
            <text:p text:style-name="P25">##kz_12_n##</text:p>
            <text:p text:style-name="P25">##kz_12_p##</text:p>
          </table:table-cell>
        </table:table-row>
        <table:table-row table:style-name="Tabelle29.9">
          <table:table-cell table:style-name="Tabelle29.A14" office:value-type="string">
            <text:list xml:id="list30494935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4" office:value-type="string">
            <text:p text:style-name="P11">LL OvarQI 6</text:p>
          </table:table-cell>
          <table:table-cell table:style-name="Tabelle29.C14" office:value-type="string">
            <text:p text:style-name="P15">Keine adjuvante </text:p>
            <text:p text:style-name="P15">Chemotherapie frühes </text:p>
            <text:p text:style-name="P15">Ovarialkarzinom</text:p>
          </table:table-cell>
          <table:table-cell table:style-name="Tabelle29.D14" office:value-type="string">
            <text:p text:style-name="P11">Möglichst keine adjuvante Chth bei FIGO </text:p>
            <text:p text:style-name="P11">IA, Grad 1 und komplettem operativem </text:p>
            <text:p text:style-name="P11">Staging</text:p>
          </table:table-cell>
          <table:table-cell table:style-name="Tabelle29.E14" office:value-type="string">
            <text:p text:style-name="P15">Operative Primärfälle Ovarialkarzinom FIGO IA, </text:p>
            <text:p text:style-name="P15">Grad 1 und komplettem operativem Staging mit </text:p>
            <text:p text:style-name="P15">adjuvanter Chemotherapie</text:p>
          </table:table-cell>
          <table:table-cell table:style-name="Tabelle29.F14" office:value-type="string">
            <text:p text:style-name="P11">Operative Primärfälle </text:p>
            <text:p text:style-name="P11">Ovarialkarzinom </text:p>
            <text:p text:style-name="P11">FIGO IA, Grad 1 und komplettem </text:p>
            <text:p text:style-name="P11">operativem Staging</text:p>
          </table:table-cell>
          <table:table-cell table:style-name="Tabelle29.G14" office:value-type="string">
            <text:p text:style-name="P11">Derzeit keine </text:p>
            <text:p text:style-name="P11">Vorgaben</text:p>
          </table:table-cell>
          <table:table-cell table:style-name="Tabelle29.H14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3_z##</text:p>
            <text:p text:style-name="P25">##kz_13_n##</text:p>
            <text:p text:style-name="P25">##kz_13_p##</text:p>
          </table:table-cell>
        </table:table-row>
        <table:table-row table:style-name="Tabelle29.9">
          <table:table-cell table:style-name="Tabelle29.A15" office:value-type="string">
            <text:list xml:id="list30516939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5" office:value-type="string">
            <text:p text:style-name="P11">LL Ovar QI 7</text:p>
          </table:table-cell>
          <table:table-cell table:style-name="Tabelle29.C15" office:value-type="string">
            <text:p text:style-name="P15">Platinhaltige </text:p>
            <text:p text:style-name="P15">Chemotherapie frühes </text:p>
            <text:p text:style-name="P15">Ovarialkarzinom</text:p>
          </table:table-cell>
          <table:table-cell table:style-name="Tabelle29.D15" office:value-type="string">
            <text:p text:style-name="P11">Möglichst häufig platinhaltige </text:p>
            <text:p text:style-name="P11">Chemotherapie bei Erstdiagnose </text:p>
            <text:p text:style-name="P11">Ovarialkarzinom FIGO IA/B mit Grad 3 und </text:p>
            <text:p text:style-name="P11">FIGO IC</text:p>
          </table:table-cell>
          <table:table-cell table:style-name="Tabelle29.E15" office:value-type="string">
            <text:p text:style-name="P15">Primärfälle Ovarialkarzinom FIGO IA/IB Grad 3 </text:p>
            <text:p text:style-name="P15">und FIGO IC mit einer platinhaltigen </text:p>
            <text:p text:style-name="P15">Chemotherapie</text:p>
          </table:table-cell>
          <table:table-cell table:style-name="Tabelle29.F15" office:value-type="string">
            <text:p text:style-name="P11">Primärfälle Ovarialkarzinom </text:p>
            <text:p text:style-name="P11">FIGO IA-IB Grad 3 und </text:p>
            <text:p text:style-name="P11">FIGO IC</text:p>
          </table:table-cell>
          <table:table-cell table:style-name="Tabelle29.G15" office:value-type="string">
            <text:p text:style-name="P11">Derzeit keine </text:p>
            <text:p text:style-name="P11">Vorgaben</text:p>
          </table:table-cell>
          <table:table-cell table:style-name="Tabelle29.H15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4_z##</text:p>
            <text:p text:style-name="P25">##kz_14_n##</text:p>
            <text:p text:style-name="P25">##kz_14_p##</text:p>
          </table:table-cell>
        </table:table-row>
        <table:table-row table:style-name="Tabelle29.9">
          <table:table-cell table:style-name="Tabelle29.A16" office:value-type="string">
            <text:list xml:id="list30490023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6" office:value-type="string">
            <text:p text:style-name="P11">LL Ovar QI 8</text:p>
          </table:table-cell>
          <table:table-cell table:style-name="Tabelle29.C16" office:value-type="string">
            <text:p text:style-name="P15">First-Line Chemotherapie </text:p>
            <text:p text:style-name="P15">fortgeschrittenes </text:p>
            <text:p text:style-name="P15">Ovarialkarzinom</text:p>
          </table:table-cell>
          <table:table-cell table:style-name="Tabelle29.D16" office:value-type="string">
            <text:p text:style-name="P11">Möglichst häufig 6 Zyklen First-Line </text:p>
            <text:p text:style-name="P11">Chemotherapie Carboplatin AUC 5 u. </text:p>
            <text:p text:style-name="P11">Paclitaxel 175mg/m2 bei Erstdiagnose </text:p>
            <text:p text:style-name="P11">Ovarialkarzinom </text:p>
            <text:p text:style-name="P11">≥ FIGO IIB</text:p>
          </table:table-cell>
          <table:table-cell table:style-name="Tabelle29.E16" office:value-type="string">
            <text:p text:style-name="P15">Primärfälle Ovarialkarzinom FIGO IIB-IV mit 6 </text:p>
            <text:p text:style-name="P15">Zyklen First-Line Chemotherapie Carboplatin </text:p>
            <text:p text:style-name="P15">AUC 5 u. Paclitaxel 175mg/m2</text:p>
          </table:table-cell>
          <table:table-cell table:style-name="Tabelle29.F16" office:value-type="string">
            <text:p text:style-name="P11">Primärfälle Ovarialkarzinom </text:p>
            <text:p text:style-name="P11">FIGO IIB-IV</text:p>
          </table:table-cell>
          <table:table-cell table:style-name="Tabelle29.G16" office:value-type="string">
            <text:p text:style-name="P11">Derzeit keine </text:p>
            <text:p text:style-name="P11">Vorgaben</text:p>
          </table:table-cell>
          <table:table-cell table:style-name="Tabelle29.H16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5_z##</text:p>
            <text:p text:style-name="P25">##kz_15_n##</text:p>
            <text:p text:style-name="P25">##kz_15_p##</text:p>
          </table:table-cell>
        </table:table-row>
        <table:table-row table:style-name="Tabelle29.9">
          <table:table-cell table:style-name="Tabelle29.A17" office:value-type="string">
            <text:list xml:id="list30510170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7" office:value-type="string">
            <text:p text:style-name="P11">LL OvarQI 9</text:p>
          </table:table-cell>
          <table:table-cell table:style-name="Tabelle29.C17" office:value-type="string">
            <text:p text:style-name="P15">Chemotherapie bei platin-</text:p>
            <text:p text:style-name="P15">resistenten u/o </text:p>
            <text:p text:style-name="P15">–refraktären Erstrezidiv</text:p>
          </table:table-cell>
          <table:table-cell table:style-name="Tabelle29.D17" office:value-type="string">
            <text:p text:style-name="P11">Möglichst häufig nicht-platinhaltige </text:p>
            <text:p text:style-name="P11">Monotherapie bei platin-</text:p>
            <text:p text:style-name="P11">resistenten/refraktären Erstrezidiv eines </text:p>
            <text:p text:style-name="P11">Ovarialkarzinoms und </text:p>
            <text:p text:style-name="P11">Erstrezidivchemotherapie außerhalb von </text:p>
            <text:p text:style-name="P11">klinischen Studien</text:p>
          </table:table-cell>
          <table:table-cell table:style-name="Tabelle29.E17" office:value-type="string">
            <text:p text:style-name="P15">„Nicht Primärfälle“ mit platin-</text:p>
            <text:p text:style-name="P15">resistenter/refraktärer Primärtherapie eines </text:p>
            <text:p text:style-name="P15">Ovarialkarzinoms (Rezidiv innerhalb von 6 </text:p>
            <text:p text:style-name="P15">Monaten nach Abschluss der Primärtherapie) </text:p>
            <text:p text:style-name="P15">und Erstrezidivchemotherapie außerhalb von </text:p>
            <text:p text:style-name="P15">klinischen Studien, die eine nicht-platinhaltige </text:p>
            <text:p text:style-name="P15">Monotherapie mit Pegylierten liposomalen </text:p>
            <text:p text:style-name="P15">Doxorubicin, Topotecan, Gemcitabine o. </text:p>
            <text:p text:style-name="P15">Paclitaxel wöchentlich erhalten haben</text:p>
          </table:table-cell>
          <table:table-cell table:style-name="Tabelle29.F17" office:value-type="string">
            <text:p text:style-name="P11">„Nicht Primärfälle“ mit platin-</text:p>
            <text:p text:style-name="P11">resistenter/ refraktärer </text:p>
            <text:p text:style-name="P11">Primärtherapie eines </text:p>
            <text:p text:style-name="P11">Ovarialkarzinoms (Rezidiv </text:p>
            <text:p text:style-name="P11">innerhalb von 6 Monaten nach </text:p>
            <text:p text:style-name="P11">Abschluss der Primärtherapie) und </text:p>
            <text:p text:style-name="P11">Erstrezidivchemotherapie </text:p>
            <text:p text:style-name="P11">außerhalb von klinischen Studien</text:p>
          </table:table-cell>
          <table:table-cell table:style-name="Tabelle29.G17" office:value-type="string">
            <text:p text:style-name="P11">Derzeit keine </text:p>
            <text:p text:style-name="P11">Vorgaben</text:p>
          </table:table-cell>
          <table:table-cell table:style-name="Tabelle29.H17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6_z##</text:p>
            <text:p text:style-name="P25">##kz_16_n##</text:p>
            <text:p text:style-name="P25">##kz_16_p##</text:p>
          </table:table-cell>
        </table:table-row>
        <text:soft-page-break/>
        <table:table-row table:style-name="Tabelle29.9">
          <table:table-cell table:style-name="Tabelle29.A18" office:value-type="string">
            <text:list xml:id="list30510624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8" office:value-type="string">
            <text:p text:style-name="P11">LL OvarQI 10</text:p>
          </table:table-cell>
          <table:table-cell table:style-name="Tabelle29.C18" office:value-type="string">
            <text:p text:style-name="P15">Kombinations<text:span text:style-name="T10">­</text:span>therapie bei </text:p>
            <text:p text:style-name="P15">platinsensitiven Rezidiv</text:p>
          </table:table-cell>
          <table:table-cell table:style-name="Tabelle29.D18" office:value-type="string">
            <text:p text:style-name="P11">Möglichst häufig platinhaltige </text:p>
            <text:p text:style-name="P11">Kombinationstherapie bei platinsensitiven </text:p>
            <text:p text:style-name="P11">Rezidiv und Rezidivchemotherapie, </text:p>
            <text:p text:style-name="P11">außerhalb</text:p>
            <text:p text:style-name="P11">von klinischen Studien</text:p>
          </table:table-cell>
          <table:table-cell table:style-name="Tabelle29.E18" office:value-type="string">
            <text:p text:style-name="P15">„Nicht Primärfälle“ mit platinsensitivem Rezidiv </text:p>
            <text:p text:style-name="P15">eines Ovarialkarzinoms und Rezidiv-</text:p>
            <text:p text:style-name="P15">chemotherapie, außerhalb von klinischen </text:p>
            <text:p text:style-name="P15">Studien, die eine platinhaltige Kombina-</text:p>
            <text:p text:style-name="P15">tionstherapie (Carboplatin / Gemcitabin </text:p>
            <text:p text:style-name="P15">/Bevacizumab - bei Patientinnen mit erstem </text:p>
            <text:p text:style-name="P15">Rezidiv und ohne vorherige VEGF gerichtete </text:p>
            <text:p text:style-name="P15">Therapie; Carboplatin/ Peg. lip. Doxorubicin; </text:p>
            <text:p text:style-name="P15">Carboplatin / Paclitaxel; Carboplatin / </text:p>
            <text:p text:style-name="P15">Gemcitabin) erhalten haben</text:p>
          </table:table-cell>
          <table:table-cell table:style-name="Tabelle29.F18" office:value-type="string">
            <text:p text:style-name="P11">„Nicht Primärfälle“ mit </text:p>
            <text:p text:style-name="P11">platinsensitivem Rezidiv eines </text:p>
            <text:p text:style-name="P11">Ovarialkarzinoms und </text:p>
            <text:p text:style-name="P11">Rezidivchemotherapie, außerhalb </text:p>
            <text:p text:style-name="P11">von klinischen Studien</text:p>
          </table:table-cell>
          <table:table-cell table:style-name="Tabelle29.G18" office:value-type="string">
            <text:p text:style-name="P11">Derzeit keine </text:p>
            <text:p text:style-name="P11">Vorgaben</text:p>
          </table:table-cell>
          <table:table-cell table:style-name="Tabelle29.H18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7_z##</text:p>
            <text:p text:style-name="P25">##kz_17_n##</text:p>
            <text:p text:style-name="P25">##kz_17_p##</text:p>
          </table:table-cell>
        </table:table-row>
        <table:table-row table:style-name="Tabelle29.9">
          <table:table-cell table:style-name="Tabelle29.A19" office:value-type="string">
            <text:list xml:id="list30509094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19" office:value-type="string">
            <text:p text:style-name="P11">LL OvarQI 12</text:p>
          </table:table-cell>
          <table:table-cell table:style-name="Tabelle29.C19" office:value-type="string">
            <text:p text:style-name="P15">Keine adjuvante Therapie </text:p>
            <text:p text:style-name="P15">BOT</text:p>
          </table:table-cell>
          <table:table-cell table:style-name="Tabelle29.D19" office:value-type="string">
            <text:p text:style-name="P11">Keine adjuvante Therapie bei BOT</text:p>
          </table:table-cell>
          <table:table-cell table:style-name="Tabelle29.E19" office:value-type="string">
            <text:p text:style-name="P15">Primärfälle Borderlinetumor Ovar (BOT) mit </text:p>
            <text:p text:style-name="P15">adjuvanter Therapie</text:p>
          </table:table-cell>
          <table:table-cell table:style-name="Tabelle29.F19" office:value-type="string">
            <text:p text:style-name="P11">Primärfälle Borderlinetumor Ovar </text:p>
            <text:p text:style-name="P11">(BOT)</text:p>
          </table:table-cell>
          <table:table-cell table:style-name="Tabelle29.G19" office:value-type="string">
            <text:p text:style-name="P11">Derzeit keine </text:p>
            <text:p text:style-name="P11">Vorgaben</text:p>
          </table:table-cell>
          <table:table-cell table:style-name="Tabelle29.H19" office:value-type="string">
            <text:p text:style-name="P25">Zähler:</text:p>
            <text:p text:style-name="P23">Nenner:</text:p>
            <text:p text:style-name="P25">%:</text:p>
          </table:table-cell>
          <table:table-cell table:style-name="Tabelle29.I10" office:value-type="string">
            <text:p text:style-name="P25">##kz_18_z##</text:p>
            <text:p text:style-name="P25">##kz_18_n##</text:p>
            <text:p text:style-name="P25">##kz_18_p##</text:p>
          </table:table-cell>
        </table:table-row>
        <table:table-row table:style-name="Tabelle29.9">
          <table:table-cell table:style-name="Tabelle29.A28" office:value-type="string">
            <text:list xml:id="list30507327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1 </text:p>
          </table:table-cell>
          <table:table-cell table:style-name="Tabelle29.C28" office:value-type="string">
            <text:p text:style-name="P15">Vorstellung in Tumorkonferenz </text:p>
          </table:table-cell>
          <table:table-cell table:style-name="Tabelle29.D28" office:value-type="string">
            <text:p text:style-name="P11">Möglichst häufig Vorstellung der Pat. in TK </text:p>
          </table:table-cell>
          <table:table-cell table:style-name="Tabelle29.E28" office:value-type="string">
            <text:p text:style-name="P15">Patientinnen (Primärfälle und „Nicht Primärfälle“) mit Vorstellung in der Tumorkonferenz </text:p>
          </table:table-cell>
          <table:table-cell table:style-name="Tabelle29.F28" office:value-type="string">
            <text:p text:style-name="P11">Patientinnen mit Erstdiagnose, Rezidiv oder neuaufgetretener Fernmetastasierung eines Zervixkarzinoms („Nicht Primärfälle“)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8">##kz_19_z##</text:p>
            <text:p text:style-name="P28">##kz_19_n##</text:p>
            <text:p text:style-name="P28">##kz_19_p##</text:p>
          </table:table-cell>
        </table:table-row>
        <table:table-row table:style-name="Tabelle29.9">
          <table:table-cell table:style-name="Tabelle29.A28" office:value-type="string">
            <text:list xml:id="list30503147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2 </text:p>
          </table:table-cell>
          <table:table-cell table:style-name="Tabelle29.C28" office:value-type="string">
            <text:p text:style-name="P15">Angaben im Befundbericht bei Erstdiagnose und Tumorresektion </text:p>
          </table:table-cell>
          <table:table-cell table:style-name="Tabelle29.D28" office:value-type="string">
            <text:p text:style-name="P11">Möglichst häufig vollständige Angaben im Befundbericht bei Tm-resektion </text:p>
          </table:table-cell>
          <table:table-cell table:style-name="Tabelle29.E28" office:value-type="string">
            <text:p text:style-name="P17">„Operative Primärfälle“ Zervixkarzinom mit Befundberichten mit Angaben zu: </text:p>
            <text:p text:style-name="P17">• histologischer Typ nach WHO • Grading </text:p>
            <text:p text:style-name="P18">• Nachweis/Fehlen von Lymph- oder Veneneinbrüchen (L- und V- Status) </text:p>
            <text:p text:style-name="P18">• Nachweis/Fehlen von Perineuralscheideninfiltraten (Pn-Status) </text:p>
            <text:p text:style-name="P17">• Staging (pTNM und FIGO) bei konisierten Patientinnen unter Berücksichtigung des Konisationsbefundes </text:p>
            <text:p text:style-name="P17">• Invasionstiefe und Ausdehnung in mm bei pT1a1 und pT1a2 </text:p>
            <text:p text:style-name="P17">• dreidimensionale Tumorgröße in <text:soft-page-break/>cm (ab pT1b1) </text:p>
            <text:p text:style-name="P17">• minimaler Abstand zu den Resektionsrändern </text:p>
          </table:table-cell>
          <table:table-cell table:style-name="Tabelle29.F28" office:value-type="string">
            <text:p text:style-name="P11">„Operative Primärfälle“ mit Zervixkarzinom und Tumorresektion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8">##kz_20_z##</text:p>
            <text:p text:style-name="P28">##kz_20_n##</text:p>
            <text:p text:style-name="P28">##kz_20_p##</text:p>
          </table:table-cell>
        </table:table-row>
        <table:table-row table:style-name="Tabelle29.9">
          <table:table-cell table:style-name="Tabelle29.A28" office:value-type="string">
            <text:list xml:id="list30515136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3 </text:p>
          </table:table-cell>
          <table:table-cell table:style-name="Tabelle29.C28" office:value-type="string">
            <text:p text:style-name="P15">Angaben im Befundbericht bei Lymphonodektomie </text:p>
          </table:table-cell>
          <table:table-cell table:style-name="Tabelle29.D28" office:value-type="string">
            <text:p text:style-name="P11">Möglichst häufig vollständige Angaben im Befundbericht bei Lymphonodektomie </text:p>
          </table:table-cell>
          <table:table-cell table:style-name="Tabelle29.E28" office:value-type="string">
            <text:p text:style-name="P17">„Operative Fälle“ mit Befundbericht mit Angabe zu: </text:p>
            <text:p text:style-name="P17">• Zahl befallener LK im Verhältnis zu entfernten LK </text:p>
            <text:p text:style-name="P17">• Zuordnung zur Entnahmelokalisation (pelvin/paraaortal) </text:p>
            <text:p text:style-name="P17">• Angabe der größten Ausdehnung der größten LK-metastase in mm/cm </text:p>
            <text:p text:style-name="P17">• Angabe des Fehlens/Nachweises eines Kapseldurchbruches der LK-metastase. </text:p>
          </table:table-cell>
          <table:table-cell table:style-name="Tabelle29.F28" office:value-type="string">
            <text:p text:style-name="P11">„Operative Fälle“ mit Zervixkarzinom und Lymphonodektomie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8">##kz_21_z##</text:p>
            <text:p text:style-name="P28">##kz_21_n##</text:p>
            <text:p text:style-name="P28">##kz_21_p##</text:p>
          </table:table-cell>
        </table:table-row>
        <table:table-row table:style-name="Tabelle29.9">
          <table:table-cell table:style-name="Tabelle29.A28" office:value-type="string">
            <text:list xml:id="list30518709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4 </text:p>
          </table:table-cell>
          <table:table-cell table:style-name="Tabelle29.C28" office:value-type="string">
            <text:p text:style-name="P15">Zytologisches/histologisches LK-staging </text:p>
          </table:table-cell>
          <table:table-cell table:style-name="Tabelle29.D28" office:value-type="string">
            <text:p text:style-name="P11">Möglichst häufig zytologisches/histologisches LK-Staging </text:p>
          </table:table-cell>
          <table:table-cell table:style-name="Tabelle29.E28" office:value-type="string">
            <text:p text:style-name="P15">„Gesamtfälle“ mit zytologischem/histologischem LK-staging </text:p>
          </table:table-cell>
          <table:table-cell table:style-name="Tabelle29.F28" office:value-type="string">
            <text:p text:style-name="P11">„Gesamtfälle“ mit Zervixkarzinom FIGO Stadium ≥ IA2-IVA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8">##kz_22_z##</text:p>
            <text:p text:style-name="P28">##kz_22_n##</text:p>
            <text:p text:style-name="P28">##kz_22_p##</text:p>
          </table:table-cell>
        </table:table-row>
        <table:table-row table:style-name="Tabelle29.9">
          <table:table-cell table:style-name="Tabelle29.A28" office:value-type="string">
            <text:list xml:id="list30488746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5 </text:p>
          </table:table-cell>
          <table:table-cell table:style-name="Tabelle29.C28" office:value-type="string">
            <text:p text:style-name="P15">Cisplatinhaltige Radiochemotherapie </text:p>
          </table:table-cell>
          <table:table-cell table:style-name="Tabelle29.D28" office:value-type="string">
            <text:p text:style-name="P11">Möglichst häufig Cisplatinhaltige Radiochemotherapie </text:p>
          </table:table-cell>
          <table:table-cell table:style-name="Tabelle29.E28" office:value-type="string">
            <text:p text:style-name="P15">Primärfälle mit cisplatinhaltiger Radiochemotherapie </text:p>
          </table:table-cell>
          <table:table-cell table:style-name="Tabelle29.F28" office:value-type="string">
            <text:p text:style-name="P11">Primärfälle mit Zervixkarzinom (ohne Hysterektomie, aber ggf. mit Staging) und primärer Radiochemotherapie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8">##kz_23_z##</text:p>
            <text:p text:style-name="P28">##kz_23_n##</text:p>
            <text:p text:style-name="P28">##kz_23_p##</text:p>
          </table:table-cell>
        </table:table-row>
        <table:table-row table:style-name="Tabelle29.9">
          <table:table-cell table:style-name="Tabelle29.A28" office:value-type="string">
            <text:list xml:id="list30518457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6 </text:p>
          </table:table-cell>
          <table:table-cell table:style-name="Tabelle29.C28" office:value-type="string">
            <text:p text:style-name="P15">Adjuvante Radio(chemo)therapie </text:p>
          </table:table-cell>
          <table:table-cell table:style-name="Tabelle29.D28" office:value-type="string">
            <text:p text:style-name="P11">Ziel der Kennzahl ist die Erfassung des Status quo der aktuellen Versorgung </text:p>
          </table:table-cell>
          <table:table-cell table:style-name="Tabelle29.E28" office:value-type="string">
            <text:p text:style-name="P15">„Operative Primärfälle“ mit adjuvanter Radio(chemo)therapie </text:p>
          </table:table-cell>
          <table:table-cell table:style-name="Tabelle29.F28" office:value-type="string">
            <text:p text:style-name="P11">„Operative Primärfälle“ mit Zervixkarzinom und radikaler Hysterektomie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8">##kz_24_z##</text:p>
            <text:p text:style-name="P28">##kz_24_n##</text:p>
            <text:p text:style-name="P28">##kz_24_p##</text:p>
          </table:table-cell>
        </table:table-row>
        <table:table-row table:style-name="Tabelle29.9">
          <table:table-cell table:style-name="Tabelle29.A28" office:value-type="string">
            <text:list xml:id="list30488438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7 </text:p>
          </table:table-cell>
          <table:table-cell table:style-name="Tabelle29.C28" office:value-type="string">
            <text:p text:style-name="P15">Histologische Sicherung </text:p>
          </table:table-cell>
          <table:table-cell table:style-name="Tabelle29.D28" office:value-type="string">
            <text:p text:style-name="P11">Möglichst häufig prätherapeutische Sicherung vor Therapie eines Lokalrezidivs </text:p>
          </table:table-cell>
          <table:table-cell table:style-name="Tabelle29.E28" office:value-type="string">
            <text:p text:style-name="P15">„Nicht Primärfälle“ mit prätherapeutischer histologischer Sicherung </text:p>
          </table:table-cell>
          <table:table-cell table:style-name="Tabelle29.F28" office:value-type="string">
            <text:p text:style-name="P11">„Nicht Primärfälle“ mit Zervixkarzinom und Therapie eines Lokalrezidiv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8">##kz_25_z##</text:p>
            <text:p text:style-name="P28">##kz_25_n##</text:p>
            <text:p text:style-name="P28">##kz_25_p##</text:p>
          </table:table-cell>
        </table:table-row>
        <table:table-row table:style-name="Tabelle29.9">
          <table:table-cell table:style-name="Tabelle29.A28" office:value-type="string">
            <text:list xml:id="list30486908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8 </text:p>
          </table:table-cell>
          <table:table-cell table:style-name="Tabelle29.C28" office:value-type="string">
            <text:p text:style-name="P15">Ausbreitungsdiagnostik beim Lokalrezidiv </text:p>
          </table:table-cell>
          <table:table-cell table:style-name="Tabelle29.D28" office:value-type="string">
            <text:p text:style-name="P11">Möglichst häufig bildgebende Diagnostik zum Ausschluß von Fernmetastasen bei Lokalrezidiv </text:p>
          </table:table-cell>
          <table:table-cell table:style-name="Tabelle29.E28" office:value-type="string">
            <text:p text:style-name="P15">„Nicht Primärfälle“ mit bildgebender Diagnostik (CT-Thorax u. Abdomen u. Skalenus-Ultraschall) zum Ausschluss von Fernmetastasen </text:p>
          </table:table-cell>
          <table:table-cell table:style-name="Tabelle29.F28" office:value-type="string">
            <text:p text:style-name="P11">„Nicht Primärfälle“ mit Lokalrezidiv eines Zervixkarzinoms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9">##kz_26_z##</text:p>
            <text:p text:style-name="P29">##kz_26_n##</text:p>
            <text:p text:style-name="P29">##kz_26_p##</text:p>
          </table:table-cell>
        </table:table-row>
        <table:table-row table:style-name="Tabelle29.9">
          <table:table-cell table:style-name="Tabelle29.A28" office:value-type="string">
            <text:list xml:id="list30492649" text:continue-numbering="true" text:style-name="WW8Num5">
              <text:list-item>
                <text:p text:style-name="P31"/>
              </text:list-item>
            </text:list>
          </table:table-cell>
          <table:table-cell table:style-name="Tabelle29.B28" office:value-type="string">
            <text:p text:style-name="P11">LL Zervix QI 9 </text:p>
          </table:table-cell>
          <table:table-cell table:style-name="Tabelle29.C28" office:value-type="string">
            <text:p text:style-name="P15">Exenteration </text:p>
          </table:table-cell>
          <table:table-cell table:style-name="Tabelle29.D28" office:value-type="string">
            <text:p text:style-name="P11">Möglichst häufig lokale R0-Resektion bei Exenteration </text:p>
          </table:table-cell>
          <table:table-cell table:style-name="Tabelle29.E28" office:value-type="string">
            <text:p text:style-name="P15">„Operative Nicht-Primärfälle“ mit lokaler R0- Resektion </text:p>
          </table:table-cell>
          <table:table-cell table:style-name="Tabelle29.F28" office:value-type="string">
            <text:p text:style-name="P11">„Operative Nicht-Primärfälle“ mit Zervixkarzinom u. Tumorrezidiv u. Exenteration </text:p>
          </table:table-cell>
          <table:table-cell table:style-name="Tabelle29.G28" office:value-type="string">
            <text:p text:style-name="P11">Derzeit keine Vorgaben </text:p>
          </table:table-cell>
          <table:table-cell table:style-name="Tabelle29.H28" office:value-type="string">
            <text:p text:style-name="P26">Zähler:</text:p>
            <text:p text:style-name="P27">Nenner:</text:p>
            <text:p text:style-name="P26">%:</text:p>
          </table:table-cell>
          <table:table-cell table:style-name="Tabelle29.I10" office:value-type="string">
            <text:p text:style-name="P29">##kz_27_z##</text:p>
            <text:p text:style-name="P29">##kz_27_n##</text:p>
            <text:p text:style-name="P29">##kz_27_p#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25.718cm" fo:margin-left="0cm" fo:margin-right="-1.018cm" table:align="margins"/>
    </style:style>
    <style:style style:name="Tabelle1.A" style:family="table-column">
      <style:table-column-properties style:column-width="8.232cm" style:rel-column-width="20977*"/>
    </style:style>
    <style:style style:name="Tabelle1.B" style:family="table-column">
      <style:table-column-properties style:column-width="8.234cm" style:rel-column-width="20981*"/>
    </style:style>
    <style:style style:name="Tabelle1.C" style:family="table-column">
      <style:table-column-properties style:column-width="9.252cm" style:rel-column-width="23577*"/>
    </style:style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8.502cm"/>
          <style:tab-stop style:position="27.411cm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8.502cm"/>
          <style:tab-stop style:position="27.411cm"/>
        </style:tab-stops>
      </style:paragraph-properties>
      <style:text-properties fo:language="zxx" fo:country="none" style:language-asian="zxx" style:country-asian="none"/>
    </style:style>
    <style:style style:name="MP3" style:family="paragraph" style:parent-style-name="Footer">
      <style:paragraph-properties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8.502cm"/>
        </style:tab-stops>
      </style:paragraph-properties>
    </style:style>
    <style:style style:name="MT1" style:family="text">
      <style:text-properties style:font-name="Arial" style:font-name-complex="Arial" style:font-size-complex="8pt"/>
    </style:style>
    <style:style style:name="MT2" style:family="text">
      <style:text-properties style:font-name="Arial" fo:font-size="7pt" style:font-size-asian="7pt" style:font-name-complex="Arial" style:font-size-complex="7pt"/>
    </style:style>
    <style:style style:name="MT3" style:family="text">
      <style:text-properties style:font-name="Arial"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4.001cm" style:writing-mode="lr-tb" style:layout-grid-color="#c0c0c0" style:layout-grid-lines="39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Konvert_20_1" style:display-name="Konvert 1" style:page-layout-name="Mpm2" style:next-style-name="Konvert_20_Folge_20_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</table:table-row>
        </table:table>
        <text:p text:style-name="MP1"/>
        <text:p text:style-name="MP2"/>
      </style:header>
      <style:footer>
        <text:p text:style-name="MP3"><text:span text:style-name="MT1"><text:tab/></text:span><text:span text:style-name="MT1"><text:tab/></text:span><text:span text:style-name="MT2">Seite </text:span><text:span text:style-name="MT2"><text:page-number text:select-page="current">1</text:page-number></text:span><text:span text:style-name="MT2"> von </text:span><text:span text:style-name="MT2"><text:page-count style:num-format="1">4</text:page-count></text:span></text:p>
      </style:footer>
    </style:master-page>
    <style:master-page style:name="Konvert_20_Folge_20_1" style:display-name="Konvert Folge 1" style:page-layout-name="Mpm2">
      <style:header>
        <text:p text:style-name="MP4"><text:s/></text:p>
        <text:p text:style-name="MP4"/>
        <text:p text:style-name="MP4"/>
      </style:header>
      <style:footer>
        <text:p text:style-name="MP3"><text:span text:style-name="MT3"><text:file-name text:display="name-and-extension">gt02.odt</text:file-name></text:span><text:span text:style-name="MT1"><text:tab/></text:span><text:span text:style-name="MT1"><text:tab/></text:span><text:span text:style-name="MT2">Seite </text:span><text:span text:style-name="MT2"><text:page-number text:select-page="current">4</text:page-number></text:span><text:span text:style-name="MT2"> von </text:span><text:span text:style-name="MT2"><text:page-count style:num-format="1">4</text:page-count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ichalsky</meta:initial-creator>
    <meta:creation-date>2011-03-22T11:33:53.01</meta:creation-date>
    <dc:date>2016-07-29T10:32:59.81</dc:date>
    <meta:editing-duration>PT1H22M17S</meta:editing-duration>
    <meta:editing-cycles>33</meta:editing-cycles>
    <meta:generator>LibreOffice/4.0.0.3$Windows_x86 LibreOffice_project/7545bee9c2a0782548772a21bc84a9dcc583b89</meta:generator>
    <meta:document-statistic meta:table-count="2" meta:image-count="0" meta:object-count="0" meta:page-count="4" meta:paragraph-count="468" meta:word-count="1249" meta:character-count="10429" meta:non-whitespace-character-count="9469"/>
  </office:meta>
</office:document-meta>
</file>